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608cm" fo:min-width="6.35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858cm" svg:height="6.858cm" svg:x="5.47cm" svg:y="3.413cm">
          <text:p text:style-name="P1"><text:span text:style-name="T1">CONSULTANTS</text:span></text:p>
          <text:p text:style-name="P1"/>
          <text:p text:style-name="P2">id</text:p>
          <text:p text:style-name="P2">registered</text:p>
          <text:p text:style-name="P2">instance_hash</text:p>
          <text:p text:style-name="P2">names</text:p>
          <text:p text:style-name="P2">email</text:p>
          <text:p text:style-name="P2">phone</text:p>
          <text:p text:style-name="P2">act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6.858cm" svg:height="6.858cm" svg:x="15.478cm" svg:y="3.413cm">
          <text:p text:style-name="P1"><text:span text:style-name="T1">CORRESPONDENCE</text:span></text:p>
          <text:p text:style-name="P1"/>
          <text:p text:style-name="P2">id</text:p>
          <text:p text:style-name="P2">registered</text:p>
          <text:p text:style-name="P2">parent_hash</text:p>
          <text:p text:style-name="P2">message_hash</text:p>
          <text:p text:style-name="P2">instance_hash</text:p>
          <text:p text:style-name="P2">message</text:p>
          <text:p text:style-name="P2">r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858cm" svg:height="6.858cm" svg:x="10.906cm" svg:y="11.287cm">
          <text:p text:style-name="P1"><text:span text:style-name="T1">SERVINFO</text:span></text:p>
          <text:p text:style-name="P1"/>
          <text:p text:style-name="P2">counter</text:p>
          <text:p text:style-name="P2">admin_emai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.328cm" svg:y1="6.842cm" svg:x2="15.478cm" svg:y2="6.842cm" draw:start-shape="id1" draw:start-glue-point="1" draw:end-shape="id2" draw:end-glue-point="3" svg:d="M12328 6842h3150" svg:viewBox="0 0 3151 1">
          <text:p text:style-name="P1">1 .. N</text:p>
          <text:p text:style-name="P1"/>
        </draw:connector>
        <draw:connector draw:style-name="gr3" draw:text-style-name="P1" draw:layer="layout" draw:line-skew="-0.769cm 1.531cm" svg:x1="18.907cm" svg:y1="3.413cm" svg:x2="22.336cm" svg:y2="6.842cm" draw:start-shape="id2" draw:start-glue-point="0" draw:end-shape="id2" svg:d="M18907 3413v-1270h5461v4699h-2032" svg:viewBox="0 0 5462 4700">
          <text:p text:style-name="P1">1 .. N</text:p>
          <text:p text:style-name="P1"/>
          <text:p text:style-name="P1"/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8:07:55.952457000</meta:creation-date>
    <dc:date>2017-05-29T18:30:48.553648000</dc:date>
    <meta:editing-duration>PT21M50S</meta:editing-duration>
    <meta:editing-cycles>9</meta:editing-cycles>
    <meta:generator>LibreOffice/5.1.6.2$MacOSX_X86_64 LibreOffice_project/07ac168c60a517dba0f0d7bc7540f5afa45f0909</meta:generator>
    <meta:document-statistic meta:object-count="5"/>
  </office:meta>
</office:document-meta>
</file>